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automatic-styles>
    <style:style style:name="P1" style:parent-style-name="Normal" style:master-page-name="MP0" style:family="paragraph">
      <style:paragraph-properties fo:break-before="page" fo:text-align="justify" style:vertical-align="baseline" fo:margin-bottom="0in" fo:line-height="100%"/>
    </style:style>
    <style:style style:name="T2" style:parent-style-name="DefaultParagraphFont" style:family="text">
      <style:text-properties style:font-name="Aptos Display" style:font-name-asian="Times New Roman" style:font-name-complex="Segoe UI" fo:color="#0F4761" style:letter-kerning="false" fo:font-size="16pt" style:font-size-asian="16pt" style:font-size-complex="16pt" fo:language="pt" fo:country="PT"/>
    </style:style>
    <style:style style:name="P3" style:parent-style-name="Normal" style:family="paragraph">
      <style:paragraph-properties fo:text-align="justify" style:vertical-align="baseline" fo:margin-bottom="0in" fo:line-height="100%"/>
    </style:style>
    <style:style style:name="T4" style:parent-style-name="DefaultParagraphFont" style:family="text">
      <style:text-properties style:font-name-asian="Times New Roman" style:font-name-complex="Segoe UI" fo:color="#467886" style:letter-kerning="false" style:text-underline-type="single" style:text-underline-style="solid" style:text-underline-width="auto" style:text-underline-mode="continuous" fo:language="pt" fo:country="PT"/>
    </style:style>
    <style:style style:name="T5" style:parent-style-name="DefaultParagraphFont" style:family="text">
      <style:text-properties style:font-name-asian="Times New Roman" style:font-name-complex="Segoe UI" style:letter-kerning="false" fo:language="pt" fo:country="PT"/>
    </style:style>
    <style:style style:name="P6" style:parent-style-name="Normal" style:family="paragraph">
      <style:paragraph-properties fo:text-align="justify" style:vertical-align="baseline" fo:margin-bottom="0in" fo:line-height="100%"/>
    </style:style>
    <style:style style:name="T7" style:parent-style-name="DefaultParagraphFont" style:family="text">
      <style:text-properties style:font-name-asian="Times New Roman" style:font-name-complex="Segoe UI" style:letter-kerning="false" fo:language="pt" fo:country="PT"/>
    </style:style>
    <style:style style:name="P8" style:parent-style-name="Normal" style:family="paragraph">
      <style:paragraph-properties fo:text-align="justify" style:vertical-align="baseline" fo:margin-bottom="0in" fo:line-height="100%"/>
      <style:text-properties style:font-name="Aptos Display" style:font-name-asian="Times New Roman" style:font-name-complex="Segoe UI" fo:color="#0F4761" style:letter-kerning="false" fo:font-size="16pt" style:font-size-asian="16pt" style:font-size-complex="16pt" fo:language="pt" fo:country="PT"/>
    </style:style>
    <style:style style:name="P9" style:parent-style-name="Normal" style:family="paragraph">
      <style:paragraph-properties fo:text-align="justify" style:vertical-align="baseline" fo:margin-bottom="0in" fo:line-height="100%"/>
      <style:text-properties fo:language="pt" fo:country="PT"/>
    </style:style>
    <style:style style:name="P1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0" style:parent-style-name="Normal" style:family="paragraph">
      <style:paragraph-properties fo:text-align="justify" style:vertical-align="baseline" fo:margin-bottom="0in" fo:line-height="100%"/>
    </style:style>
    <style:style style:name="T21" style:parent-style-name="DefaultParagraphFont" style:family="text">
      <style:text-properties style:font-name-asian="Times New Roman" style:font-name-complex="Segoe UI" style:letter-kerning="false" fo:language="pt" fo:country="PT"/>
    </style:style>
    <style:style style:name="T22" style:parent-style-name="DefaultParagraphFont" style:family="text">
      <style:text-properties style:font-name-asian="Times New Roman" style:font-name-complex="Segoe UI" style:letter-kerning="false" fo:language="pt" fo:country="PT"/>
    </style:style>
    <style:style style:name="T23" style:parent-style-name="DefaultParagraphFont" style:family="text">
      <style:text-properties style:font-name-asian="Times New Roman" style:font-name-complex="Segoe UI" style:letter-kerning="false" fo:language="pt" fo:country="PT"/>
    </style:style>
    <style:style style:name="T24" style:parent-style-name="DefaultParagraphFont" style:family="text">
      <style:text-properties style:font-name-asian="Times New Roman" style:font-name-complex="Segoe UI" style:letter-kerning="false" fo:language="pt" fo:country="PT"/>
    </style:style>
    <style:style style:name="T25" style:parent-style-name="DefaultParagraphFont" style:family="text">
      <style:text-properties style:font-name-asian="Times New Roman" style:font-name-complex="Segoe UI" style:letter-kerning="false" fo:language="pt" fo:country="PT"/>
    </style:style>
    <style:style style:name="T26" style:parent-style-name="DefaultParagraphFont" style:family="text">
      <style:text-properties style:font-name-asian="Times New Roman" style:font-name-complex="Segoe UI" style:letter-kerning="false" fo:language="pt" fo:country="PT"/>
    </style:style>
    <style:style style:name="P2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2"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53" style:parent-style-name="Normal" style:family="paragraph">
      <style:paragraph-properties fo:text-align="justify" style:vertical-align="baseline" fo:margin-bottom="0in" fo:line-height="100%"/>
    </style:style>
    <style:style style:name="T54" style:parent-style-name="DefaultParagraphFont" style:family="text">
      <style:text-properties style:font-name-asian="Times New Roman" style:font-name-complex="Segoe UI" style:letter-kerning="false" fo:language="es" fo:country="ES"/>
    </style:style>
    <style:style style:name="T55" style:parent-style-name="DefaultParagraphFont" style:family="text">
      <style:text-properties style:font-name-asian="Times New Roman" style:font-name-complex="Segoe UI" style:letter-kerning="false" fo:language="pt" fo:country="PT"/>
    </style:style>
    <style:style style:name="P5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7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7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7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7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7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7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76" style:parent-style-name="Normal" style:family="paragraph">
      <style:paragraph-properties fo:text-align="justify" style:vertical-align="baseline" fo:margin-bottom="0in" fo:line-height="100%"/>
    </style:style>
    <style:style style:name="T77" style:parent-style-name="DefaultParagraphFont" style:family="text">
      <style:text-properties style:font-name-asian="Times New Roman" style:font-name-complex="Segoe UI" style:letter-kerning="false" fo:language="pt" fo:country="PT"/>
    </style:style>
    <style:style style:name="T78" style:parent-style-name="DefaultParagraphFont" style:family="text">
      <style:text-properties style:font-name-asian="Times New Roman" style:font-name-complex="Segoe UI" style:letter-kerning="false" fo:language="pt" fo:country="PT"/>
    </style:style>
    <style:style style:name="T79" style:parent-style-name="DefaultParagraphFont" style:family="text">
      <style:text-properties style:font-name-asian="Times New Roman" style:font-name-complex="Segoe UI" style:letter-kerning="false" fo:language="pt" fo:country="PT"/>
    </style:style>
    <style:style style:name="T80" style:parent-style-name="DefaultParagraphFont" style:family="text">
      <style:text-properties style:font-name-asian="Times New Roman" style:font-name-complex="Segoe UI" style:letter-kerning="false" fo:language="pt" fo:country="PT"/>
    </style:style>
    <style:style style:name="T81" style:parent-style-name="DefaultParagraphFont" style:family="text">
      <style:text-properties style:font-name-asian="Times New Roman" style:font-name-complex="Segoe UI" style:letter-kerning="false" fo:language="pt" fo:country="PT"/>
    </style:style>
    <style:style style:name="T82" style:parent-style-name="DefaultParagraphFont" style:family="text">
      <style:text-properties style:font-name-asian="Times New Roman" style:font-name-complex="Segoe UI" style:letter-kerning="false" fo:language="pt" fo:country="PT"/>
    </style:style>
    <style:style style:name="T83" style:parent-style-name="DefaultParagraphFont" style:family="text">
      <style:text-properties style:font-name-asian="Times New Roman" style:font-name-complex="Segoe UI" style:letter-kerning="false" fo:language="pt" fo:country="PT"/>
    </style:style>
    <style:style style:name="T84" style:parent-style-name="DefaultParagraphFont" style:family="text">
      <style:text-properties style:font-name-asian="Times New Roman" style:font-name-complex="Segoe UI" style:letter-kerning="false" fo:language="pt" fo:country="PT"/>
    </style:style>
    <style:style style:name="T85" style:parent-style-name="DefaultParagraphFont" style:family="text">
      <style:text-properties style:font-name-asian="Times New Roman" style:font-name-complex="Segoe UI" style:letter-kerning="false" fo:language="pt" fo:country="PT"/>
    </style:style>
    <style:style style:name="T86" style:parent-style-name="DefaultParagraphFont" style:family="text">
      <style:text-properties style:font-name-asian="Times New Roman" style:font-name-complex="Segoe UI" style:letter-kerning="false"/>
    </style:style>
    <style:style style:name="T87" style:parent-style-name="DefaultParagraphFont" style:family="text">
      <style:text-properties style:font-name-asian="Times New Roman" style:font-name-complex="Segoe UI" style:letter-kerning="false" fo:language="pt" fo:country="PT"/>
    </style:style>
    <style:style style:name="T88" style:parent-style-name="DefaultParagraphFont" style:family="text">
      <style:text-properties style:font-name-asian="Times New Roman" style:font-name-complex="Segoe UI" style:letter-kerning="false" fo:language="pt" fo:country="PT"/>
    </style:style>
    <style:style style:name="T89" style:parent-style-name="DefaultParagraphFont" style:family="text">
      <style:text-properties style:font-name-asian="Times New Roman" style:font-name-complex="Segoe UI" style:letter-kerning="false" fo:language="pt" fo:country="PT"/>
    </style:style>
    <style:style style:name="T90" style:parent-style-name="DefaultParagraphFont" style:family="text">
      <style:text-properties style:font-name-asian="Times New Roman" style:font-name-complex="Segoe UI" style:letter-kerning="false" fo:language="pt" fo:country="PT"/>
    </style:style>
    <style:style style:name="T91" style:parent-style-name="DefaultParagraphFont" style:family="text">
      <style:text-properties style:font-name-asian="Times New Roman" style:font-name-complex="Segoe UI" style:letter-kerning="false" fo:language="pt" fo:country="PT"/>
    </style:style>
    <style:style style:name="T92" style:parent-style-name="DefaultParagraphFont" style:family="text">
      <style:text-properties style:font-name-asian="Times New Roman" style:font-name-complex="Segoe UI" style:letter-kerning="false" fo:language="pt" fo:country="PT"/>
    </style:style>
    <style:style style:name="T93" style:parent-style-name="DefaultParagraphFont" style:family="text">
      <style:text-properties style:font-name-asian="Times New Roman" style:font-name-complex="Segoe UI" style:letter-kerning="false" fo:language="pt" fo:country="PT"/>
    </style:style>
    <style:style style:name="P9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9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9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9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9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9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0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0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0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0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0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0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0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0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0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0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1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11" style:parent-style-name="Normal" style:family="paragraph">
      <style:paragraph-properties fo:text-align="justify" style:vertical-align="baseline" fo:margin-bottom="0in" fo:line-height="100%"/>
    </style:style>
    <style:style style:name="T112" style:parent-style-name="DefaultParagraphFont" style:family="text">
      <style:text-properties style:font-name-asian="Times New Roman" style:font-name-complex="Segoe UI" style:letter-kerning="false" fo:language="pt" fo:country="PT"/>
    </style:style>
  </office:automatic-styles>
  <office:body>
    <office:text text:use-soft-page-breaks="true">
      <text:p text:style-name="P1"><text:span text:style-name="T2">Ficheiro de áudio </text:span></text:p>
      <text:p text:style-name="P3"><text:a xlink:href="https://fcshunlpt-my.sharepoint.com/personal/adorean_ec_campus_fcsh_unl_pt/Documents/Ficheiros%20Transcritos/Entrevista_Carlos_Mateo_BiciMAD.mp4" office:target-frame-name="_top" xlink:show="replace"><text:span text:style-name="T4">Entrevista_Carlos_Mateo_BiciMAD.mp4</text:span></text:a><text:span text:style-name="T5"> </text:span></text:p>
      <text:p text:style-name="P6"><text:span text:style-name="T7"> </text:span></text:p>
      <text:p text:style-name="P8">Transcrição </text:p>
      <text:p text:style-name="P9"/>
      <text:p text:style-name="P10">Cristian Adorean:</text:p>
      <text:p text:style-name="P11">Vou começar (a gravação) no meu telefone. Então, neste caso, podemos começar com a primeira pergunta. Mas (risos), antes de tudo, muito obrigado por aceitar colaborar connosco. Isto é muito importante (para nós). Estamos nos últimos meses com a pesquisa. A... nossa pesquisa... só uma breve revisão... é focada na... micromobilidade elétrica em três cidades europeias: Madrid, Lisboa e Cluj-Napoca, na Roménia. E agora, acho que podemos... podemos... podemos começar com as perguntas.</text:p>
      <text:p text:style-name="P12"/>
      <text:p text:style-name="P13">Carlos Mateo:</text:p>
      <text:p text:style-name="P14">Quais são as outras cidades? Madrid e...?</text:p>
      <text:p text:style-name="P15"/>
      <text:p text:style-name="P16">Cristian Adorean:</text:p>
      <text:p text:style-name="P17">Lisboa, de Portugal, e Cluj-Napoca, da Roménia. Três cidades diferentes. Diferentes a... contextos urbanos europeus. Então, a primeira pergunta é: Por que razão a BiciMAD investe em micromobilidade elétrica?</text:p>
      <text:p text:style-name="P18"/>
      <text:p text:style-name="P19">Carlos Mateo:</text:p>
      <text:p text:style-name="P20"><text:span text:style-name="T21">Bem, o... o... o ponto foi... o... o... o verdadeiro investidor neste caso é a Câmara Municipal (Ayuntamiento de Madrid), ok? A Câmara Municipal foi a primeira organização que acreditou no... no esquema de bicicletas<text:s/></text:span><text:span text:style-name="T22">elétricas. Temos um esquema de bicicletas desde 2014 e... a... surpresa foi que, embora a cidade não pedisse um sistema totalmente elétrico, a empresa que ganhou a concessão ofereceu um sistema totalmente elétrico para a cidade. Então, acho que, se não me engano, fomos os primeiros a ter um esquema de bicicletas totalmente elétrico. Então, como começámos com estas... estas caraterísticas, não podemos removê-las depois, então continuamos a investir em... em... em mobilidade elétrica em geral. Mas, o ponto é<text:s/></text:span><text:span text:style-name="T23">que hoje temos muitas lições aprendidas e realmente achamos que o esquema de bicicletas totalmente elétricas realmente ajuda a integrar o... o... o esquema de bicicletas na... na rede de transporte público da cidade e as pessoas usam-na... muitas pessoas usam-na como um... um... um modo de transporte público, não como uma atividade de lazer ou... ou atividade desportiva. Então, e... bem, hoje, temos muita experiência com esquemas de serviços de bicicletas em muitas cidades e o... o... a conclusão geral é qu</text:span><text:span text:style-name="T24">e as pessoas realmente preferem a... a micromobilidade elétrica e... e é muito claro quando o sistema tem bicicletas mecânicas (convencionais) e elétricas, as pessoas usam intensivamente as... as elétricas. E mais se a motivação for a deslocação para o trabalho. Então, por causa disso, a... a cidade está a investir em... em micromobilidade elétrica. Primeiro de tudo, porque a micromobilidade... é um... realmente um modo principal no... no desenho da mobilidade futura da cidade, e... e... e dentro da... da m</text:span><text:span text:style-name="T25">icromobilidade, a bicicleta... está identificada na nossa estratégia como o... o... o... o<text:s/></text:span><text:soft-page-break/><text:span text:style-name="T26">modo principal para tornar esta micromobilidade eficaz, e... e então, achamos que o sistema tem de ser elétrico e por isso estamos a investir nisto. Porque é o... é a verdadeira motivação para as pessoas usarem (as bicicletas elétricas) para deslocações diárias. Essa é a... a principal motivação... que eles têm…</text:span></text:p>
      <text:p text:style-name="P27"/>
      <text:p text:style-name="P28">Cristian Adorean:</text:p>
      <text:p text:style-name="P29">Ok, ótimo. A segunda pergunta: A BiciMAD recebeu apoio financeiro privado ou<text:s/>fundos públicos para o desenvolvimento da sua própria estratégia de implementação e expansão? Já respondeu...</text:p>
      <text:p text:style-name="P30"/>
      <text:p text:style-name="P31">Carlos Mateo:</text:p>
      <text:p text:style-name="P32">Nós... Sim, nós... nós recebemos (inaudível) apoio financeiro público. Então, isso é... Nós somos... para... para... para... quero dizer... para contexto, obtivemos receitas do... do uso do sistema, dos utilizadores, mas não há outras organizações privadas que... nos financiem... com o... com o (inaudível), não o... não o (inaudível). Então, é um... 100% financiado publicamente hoje. Com certeza, estamos a tentar... estamos a tentar... obter mais... receitas do... talvez do... do... do... da publicidade ou... ou... ou do aluguer do sistema ou... ou qualquer outra coisa. Estamos a trabalhar nisso para complementar o... o... o financiamento com... com dinheiro privado ou até integrar a BiciMAD em... em... em planos de deslocação para empresas ou algo assim, mas hoje o... o financiamento é 100% público, praticamente da Câmara Municipal. Porque a... a... não sei se sabes que somos uma empresa pública de propriedade da Câmara Municipal.</text:p>
      <text:p text:style-name="P33"/>
      <text:p text:style-name="P34">Cristian Adorean:</text:p>
      <text:p text:style-name="P35">A terceira pergunta: Existe um alvo específico bem definido, ou seja, clientes (utilizadores), para as operações de implementação e desenvolvimento da BiciMAD?</text:p>
      <text:p text:style-name="P36"/>
      <text:p text:style-name="P37">Carlos Mateo:</text:p>
      <text:p text:style-name="P38">Bem, a...<text:s/><text:bookmark-start text:name="_Hlk168207381"/>BiciMAD está a ser instalada como um serviço público. Então, a nossa cobertura geográfica é muito importante para nós, para fornecer serviço a toda a cidade. E não está realmente focada num perfil de utilizador, mas a... quando... temos de... de... de... localizar cada estação. Fazemos... temos de estudar a potencial procura da estação. E, com certeza, nós... nós mudamos... realocamos a estação em áreas onde achamos que há maior potencial de procura. Mas, em alguns casos, temos de colocar estações em outras<text:s/>áreas por causa da cobertura social, sabes, porque o serviço de suporte... não apenas (o) serviço focado em... bem, nos... nos... nos indicadores chave de desempenho económico (KPI).<text:bookmark-end text:name="_Hlk168207381"/></text:p>
      <text:p text:style-name="P39"/>
      <text:p text:style-name="P40">Cristian Adorean:</text:p>
      <text:p text:style-name="P41">Agora tenho duas perguntas mais genéricas. A 4ª: Quais são os principais impulsionadores e obstáculos no desenvolvimento da micromobilidade elétrica na cidade de Madrid?</text:p>
      <text:p text:style-name="P42"/>
      <text:p text:style-name="P43">Carlos Mateo:</text:p>
      <text:p text:style-name="P44">Bem, acho que, em geral,<text:s/><text:bookmark-start text:name="_Hlk168207467"/>a micromobilidade... é realmente impactada pela infraestrutura. Madrid tem uma infraestrutura ciclável muito... muito ampla... mas a maior parte dela<text:s/><text:soft-page-break/>está... está baseada em faixas compartilhadas com carros e isso pode ser um pouco assustador para algumas pessoas, e a... e... estamos a trabalhar para... para melhorar a nossa infraestrutura dedicada. Mas o... o ponto é que a... a cidade está realmente a cuidar do impacto da distribuição desse espaço... na economia e na... na vida dos cidadãos, então não estamos... estamos a tentar não impactar... muito negativamente o utilizador... que não está a usar a bicicleta, porque se removemos faixas, então... o... o risco é aumentar os... os... os engarrafamentos e, em algum momento, em cada grande... atuação ou operação... operação urbana na cidade, a... a... a bicicleta tem o seu lugar em... porque redesenham todos os fluxos de carros para... não serem impactados por causa dessa infraestrutura de bicicletas.<text:bookmark-end text:name="_Hlk168207467"/><text:s/>Então, por causa disso, talvez estejamos a ir um pouco mais devagar, mas o... o horizonte e o objetivo... é... é... é o mesmo. É fornecer... fornecer esta infraestrutura... infraestrutura para... para melhorar a micromobilidade.</text:p>
      <text:p text:style-name="P45"/>
      <text:p text:style-name="P46">Cristian Adorean:</text:p>
      <text:p text:style-name="P47">Ok, a 5ª pergunta: Como avalia o desenvolvimento atual da micromobilidade elétrica na cidade de Madrid?</text:p>
      <text:p text:style-name="P48"/>
      <text:p text:style-name="P49">Carlos Mateo:</text:p>
      <text:p text:style-name="P50">Bem, tenho de dizer que a BiciMAD é muito responsável pelo tipo de pessoas no... na paisagem urbana aqui em Madrid, porque... bem,<text:s/><text:bookmark-start text:name="_Hlk168207566"/>Madrid não era uma cidade tradicional de bicicletas, mas hoje, com a BiciMAD, a bicicleta é um parceiro comum<text:s/>na mobilidade da cidade.<text:s/><text:bookmark-start text:name="_Hlk168207627"/>A BiciMAD cobre toda a Madrid.<text:s/><text:bookmark-end text:name="_Hlk168207566"/>Está a impulsionar a presença de sistemas de mobilidade atendidos... eles... eles... eles... a cidade está relacionada primeiro com (a) presença de trotinetes na... na cidade... Também temos sistema de partilha de ciclomotores, talvez... uma presença muito grande de sistemas pessoais elétricos hoje... a maioria deles e... a... a visão da estratégia que a cidade tem é melhorar a... a micromobilidade (para) pessoas, micromobilidade (para) pessoas na cidade, e tentar complementá-los com a rede de transporte público<text:s/><text:bookmark-end text:name="_Hlk168207627"/>que temos aqui, que é (é) muito boa. Então, o... o... o... o resultado dessas... dessas... ações...<text:s/><text:bookmark-start text:name="_Hlk168207786"/>Estamos a impulsionar ainda mais o... o conceito de hub de mobilidade para... facilitar (para) as pessoas usarem a micromobilidade em geral, então a... a outra estratégia é que a cidade leva em conta a micromobilidade e quer ter micromobilidade na cidade. Hoje, a BiciMAD é o principal ator hoje no mercado de micromobilidade em Madrid. Talvez tenhamos cerca de 50% do mercado de micromobilidade na cidade<text:bookmark-end text:name="_Hlk168207786"/>, porque somos realmente formais para as nossas... para as pessoas. O... o ponto é que... o... o... Bem, como... como disse, temos diferentes... diferentes sistemas de micromobilidade e estão a crescer na cidade. O ponto é um... a... é uma... uma coisa que... temos de melhorar. É que... como estão... estão...<text:s/><text:bookmark-start text:name="_Hlk168207951"/>apenas regulamos o... o... o licenciamento de trotinetes, o... a atividade de trotinetes, não o... não o ciclomotor, nem o... o... sistema de partilha de carros. O ponto para realmente complementar o transporte público é que temos de tentar que essas empresas cubram toda a cidade porque estão realmente focadas nas áreas que são realmente lucrativas, mas... e esse é o... o equilíbrio em que temos de trabalhar para fazer a micromobilidade crescer mais em Madrid, mas a... a... a... a tendência é... acho que é muito boa<text:bookmark-end text:name="_Hlk168207951"/>. A... a pressão está a aumentar e até mesmo a...</text:p>
      <text:p text:style-name="P51"/>
      <text:p text:style-name="P52">Cristian Adorean:</text:p>
      <text:p text:style-name="P53"><text:span text:style-name="T54">Ok. E finalmente, a...<text:s/></text:span><text:span text:style-name="T55">a última pergunta. É uma questão técnica. Que cenários de desenvolvimento a curto, médio e longo prazo prevê em relação ao ciclo de vida das bicicletas elétricas? E aqui nós... estamos a falar sobre as... as... as... bicicletas da BiciMAD, claro.</text:span></text:p>
      <text:p text:style-name="P56"/>
      <text:p text:style-name="P57">Carlos Mateo:</text:p>
      <text:p text:style-name="P58">Sim. Bem, acho que a... o que... Quando estás a falar sobre ciclo de vida, estás a falar<text:s/>sobre o... não sei, quero ser preciso. De que estás a falar? Desde a... a fabricação até à remoção da unidade ou o quê?</text:p>
      <text:p text:style-name="P59"/>
      <text:p text:style-name="P60">Cristian Adorean:</text:p>
      <text:p text:style-name="P61">Sim, a fabricação e o ciclo de vida, ou seja... o... o... período de tempo. Porque, por exemplo, no caso das trotinetes elétricas, no início, a... a vida útil era de poucos meses, 7-8 meses. No caso das bicicletas elétricas, a... o ciclo de vida é maior. Não sei se...</text:p>
      <text:p text:style-name="P62"/>
      <text:p text:style-name="P63">Carlos Mateo:</text:p>
      <text:p text:style-name="P64">Tu... o teu... o teu... o teu ponto é o que fazemos com o... com as bicicletas depois...</text:p>
      <text:p text:style-name="P65"/>
      <text:p text:style-name="P66">Cristian Adorean:</text:p>
      <text:p text:style-name="P67">Para... sim, para... para melhorar o... o... o ciclo de vida das bicicletas elétricas. Não sei se... se têm medidas específicas, se estão a trabalhar nisso, se... se estão a tentar melhorar o ciclo de vida... tempo... ou não sei.</text:p>
      <text:p text:style-name="P68"/>
      <text:p text:style-name="P69">Carlos Mateo:</text:p>
      <text:p text:style-name="P70">O ciclo de vida, mas... mas dentro do sistema, eu... eu... eu entendo. Então, o que fazemos para fazer a bicicleta durar mais tempo em... em serviço, sim. Ok. Ok.</text:p>
      <text:p text:style-name="P71"/>
      <text:p text:style-name="P72">Cristian Adorean:</text:p>
      <text:p text:style-name="P73">Sim, sim.</text:p>
      <text:p text:style-name="P74"/>
      <text:p text:style-name="P75">Carlos Mateo:</text:p>
      <text:p text:style-name="P76"><text:span text:style-name="T77">O... o que... com certeza... Bem, primeiro de tudo, tens de... de saber que a... que<text:s/></text:span><text:bookmark-start text:name="_Hlk168208050"/><text:span text:style-name="T78">a bicicleta... é um... um conjunto de (inaudível) peças. Então, se quiseres, podes fazer a... a... a bicicleta durar para sempre porque é apenas uma questão de manutenção. O... o ponto é que... uma é economicamente... economicamente atraente, continuar... continuar... a manter a bicicleta ou é preferível... mudar... obter uma nova unidade e será mais barato. E acho que é uma questão de tecnologia em geral, talvez... de obsolescência, quando... quando a bicicleta se torna tecnologicamente obsoleta. Mas se...</text:span><text:span text:style-name="T79"><text:s/>se as... as... as caraterísticas são mais... ou menos as mesmas, acho que é bastante fácil... expandir o serviço, talvez por causa da manutenção.<text:s/></text:span><text:bookmark-end text:name="_Hlk168208050"/><text:span text:style-name="T80">Então, o que fazemos para tentar reduzir esses custos de manutenção, com certeza temos</text:span><text:bookmark-start text:name="_Hlk168208126"/><text:span text:style-name="T81">... temos um plano de manutenção preventiva. Então, cada bicicleta vai à oficina, a cada mês e meio mais ou menos.<text:s/></text:span><text:bookmark-end text:name="_Hlk168208126"/><text:span text:style-name="T82">Se... se elas... se elas<text:s/></text:span><text:soft-page-break/><text:span text:style-name="T83">não vierem antes, porque algumas bicicletas estavam a funcionar bem e não... não tiveram nenhum problema e essas bicicletas sem problemas l</text:span><text:span text:style-name="T84">evamos para a... para a oficina para... para serem verificadas. Temos...<text:s/></text:span><text:bookmark-start text:name="_Hlk168208202"/><text:span text:style-name="T85">estamos a usar pneus sólidos que são novos, então a...<text:s/></text:span><text:span text:style-name="T86">a... a durabilidade dos pneus é... é maior.<text:s/></text:span><text:span text:style-name="T87">Mas é um pouco... é um pouco complicado falar sobre isso, porque o que disse... porque os... os componentes da bicicleta têm a sua própria durabilidade, então talvez o motor dure três anos, talvez a... a... talvez a... a... a bateria dure cerca de quatro anos, talvez, mas tudo... é intercambiável, sabes... Então, é...<text:s/></text:span><text:bookmark-end text:name="_Hlk168208202"/><text:span text:style-name="T88">Quando uma bicicleta</text:span><text:span text:style-name="T89">... quando uma bicicleta tem de ser removida, talvez seja apenas quando a operação que tens de fazer custa mais do que obter uma nova unidade, ou porque a... a bateria que... como tu... que estás a manter é... é obsoleta, então a... a nova bicicleta é... é tecnologicamente muito diferente, mas não é geralmente o caso.<text:s/></text:span><text:bookmark-start text:name="_Hlk168208272"/><text:span text:style-name="T90">Quando removemos o antigo sistema aqui em Madrid, o... o... o ano passado, tínhamos bicicletas a funcionar desde 2014, então 10 anos. Então, o... o... o ponto é que elas... se não forem vandal</text:span><text:span text:style-name="T91">izadas como... (inaudível), ou como... como... como... (inaudível) acidente ou algo assim, porque geralmente as reparamos. Mas é bastante fácil de ser reparada. Então, a... e a... e se quiseres com (inaudível), talvez tu... tu possas fazer durar a... a... o projeto todo. Até mesmo as empresas privadas hoje estão a levar em conta um ciclo de vida de 10 anos para a bateria.</text:span><text:bookmark-end text:name="_Hlk168208272"/><text:span text:style-name="T92"><text:s/>Eles dão uma descrição... Então é bastante difícil o... a única coisa que posso dizer, é uma... Tens de manter as bicicletas, esse é o po</text:span><text:span text:style-name="T93">nto.</text:span></text:p>
      <text:p text:style-name="P94"/>
      <text:p text:style-name="P95">Cristian Adorean:</text:p>
      <text:p text:style-name="P96">E também, depende de... de como os utilizadores usam as bicicletas, como (o Carlos) disse. Porque...</text:p>
      <text:p text:style-name="P97"/>
      <text:p text:style-name="P98">Carlos Mateo:</text:p>
      <text:p text:style-name="P99">Sim, com certeza. Porque os... os... os... utilizadores vão<text:s/>definir com que frequência tens de manter a bicicleta. Essa é a diferença. Mas o... o... É bastante difícil decidir que esta bicicleta não está mais a ser usada. Não vais usar mais, e então eu pego uma nova. É esta a situação. É em... em casos realmente estranhos onde a bicicleta é vandalizada (inaudível) com certeza. Mas o...<text:s/><text:bookmark-start text:name="_Hlk168208381"/>em relação ao vandalismo, com certeza... implementamos muitas... muitas medidas. Temos... elas são... localizadas por GPS, têm um alarme, estão estacionadas... temos alarmes, detetando bicicletas perdidas para... para... para serem recuperadas o mais rápido possível. (Inaudível), isso não está realmente relacionado com o... o... o último aspeto de uma bicicleta. Isso está relacionado com o vandalismo e roubo de uma bicicleta,<text:s/><text:bookmark-end text:name="_Hlk168208381"/>mas o... com certeza nós... e...<text:s/><text:bookmark-start text:name="_Hlk168208648"/>e foi uma das... a principal razão pela qual mudámos o sistema no ano passado<text:s/><text:bookmark-end text:name="_Hlk168208648"/>- a única caraterística de vandalismo do novo sistema em relação ao sistema que estamos... Então, não...<text:s/><text:bookmark-start text:name="_Hlk168208686"/>com este novo sistema, realmente reduzimos muito<text:s/>a quantidade de... perdidas... bicicletas perdidas que temos, porque a tecnologia é melhor porque as... as (inaudível) de anti-vandalismo são mais fortes... Hoje, com o novo sistema... é quase impossível remover uma bicicleta da doca.<text:s/><text:bookmark-end text:name="_Hlk168208686"/>Se... era o mesmo com o último... o último sistema. Não sei realmente se respondi à tua pergunta.</text:p>
      <text:p text:style-name="P100"/>
      <text:p text:style-name="P101">Cristian Adorean:</text:p>
      <text:soft-page-break/>
      <text:p text:style-name="P102">Sim... respondeu. Da minha parte, é tudo. Não sei se quer... acrescentar algo, caso contrário...</text:p>
      <text:p text:style-name="P103"/>
      <text:p text:style-name="P104">Carlos Mateo:</text:p>
      <text:p text:style-name="P105">Não, não acho.</text:p>
      <text:p text:style-name="P106"/>
      <text:p text:style-name="P107">Cristian Adorean:</text:p>
      <text:p text:style-name="P108">Neste<text:s/>caso, Carlos, muito obrigado pelo seu tempo, pela sua ajuda. Respostas e opiniões muito interessantes. E, se estiver interessado, podemos partilhar os resultados connvosco (no fim).</text:p>
      <text:p text:style-name="P109"/>
      <text:p text:style-name="P110">Carlos Mateo:</text:p>
      <text:p text:style-name="P111"><text:span text:style-name="T112">Sim, com certez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ristian  Adorean</meta:initial-creator>
    <dc:creator>Cristian Adorean</dc:creator>
    <meta:creation-date>2024-05-27T06:14:00Z</meta:creation-date>
    <dc:date>2024-08-07T18:44:00Z</dc:date>
    <meta:template xlink:href="Normal" xlink:type="simple"/>
    <meta:editing-cycles>14</meta:editing-cycles>
    <meta:editing-duration>PT20640S</meta:editing-duration>
    <meta:document-statistic meta:page-count="6" meta:paragraph-count="29" meta:word-count="2341" meta:character-count="14958" meta:row-count="105" meta:non-whitespace-character-count="12646"/>
  </office:meta>
</office:document-meta>
</file>